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6pt" officeooo:paragraph-rsid="001e13a9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/config/exceptions.py</text:p>
      <text:p text:style-name="P1"/>
      <text:p text:style-name="P1"/>
      <text:p text:style-name="P1">class ConfigError(Exception):</text:p>
      <text:p text:style-name="P1"><text:s text:c="4"/>"""Base configuration error"""</text:p>
      <text:p text:style-name="P1"><text:s text:c="4"/></text:p>
      <text:p text:style-name="P1">class ValidationError(ConfigError):</text:p>
      <text:p text:style-name="P1"><text:s text:c="4"/>"""Configuration validation failed"""</text:p>
      <text:p text:style-name="P1"/>
      <text:p text:style-name="P1">class SecretError(ConfigError):</text:p>
      <text:p text:style-name="P1"><text:s text:c="4"/>"""Secret management error"""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9:59:42.388000000</meta:creation-date>
    <dc:date>2025-02-18T20:12:46.243000000</dc:date>
    <meta:editing-duration>PT13M3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8" meta:word-count="16" meta:character-count="231" meta:non-whitespace-character-count="206"/>
  </office:meta>
</office:document-meta>
</file>